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Tabla2" style:family="table">
      <style:table-properties style:width="18.591cm" table:align="margins"/>
    </style:style>
    <style:style style:name="Tabla2.A" style:family="table-column">
      <style:table-column-properties style:column-width="5.292cm" style:rel-column-width="3000*"/>
    </style:style>
    <style:style style:name="Tabla2.B" style:family="table-column">
      <style:table-column-properties style:column-width="2.598cm" style:rel-column-width="1473*"/>
    </style:style>
    <style:style style:name="Tabla2.C" style:family="table-column">
      <style:table-column-properties style:column-width="10.702cm" style:rel-column-width="60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19" style:family="table-row">
      <style:table-row-properties style:min-row-height="0.695cm"/>
    </style:style>
    <style:style style:name="Tabla2.29" style:family="table-row">
      <style:table-row-properties style:min-row-height="0.891cm"/>
    </style:style>
    <style:style style:name="P1" style:family="paragraph" style:parent-style-name="Standard">
      <style:text-properties style:font-name="Open Sans" style:text-underline-style="none" officeooo:rsid="00416507" officeooo:paragraph-rsid="0012b70f"/>
    </style:style>
    <style:style style:name="P2" style:family="paragraph" style:parent-style-name="Standard">
      <style:paragraph-properties fo:text-align="center" style:justify-single-word="false"/>
      <style:text-properties style:font-name="Open Sans" fo:language="es" fo:country="ES" fo:font-weight="bold" officeooo:rsid="0042ab58" officeooo:paragraph-rsid="0012b70f" style:font-weight-asian="bold" style:font-weight-complex="bold"/>
    </style:style>
    <style:style style:name="P3" style:family="paragraph" style:parent-style-name="Standard">
      <style:text-properties style:font-name="Open Sans" fo:language="es" fo:country="ES" officeooo:rsid="00416507" officeooo:paragraph-rsid="0012b70f"/>
    </style:style>
    <style:style style:name="P4" style:family="paragraph" style:parent-style-name="Standard">
      <style:text-properties style:font-name="Open Sans" fo:language="es" fo:country="ES" officeooo:rsid="00151acd" officeooo:paragraph-rsid="00151acd"/>
    </style:style>
    <style:style style:name="P5" style:family="paragraph" style:parent-style-name="Table_20_Contents">
      <style:paragraph-properties fo:text-align="center" style:justify-single-word="false"/>
      <style:text-properties style:font-name="Open Sans" fo:language="es" fo:country="ES" fo:font-weight="bold" officeooo:rsid="0042ab58" officeooo:paragraph-rsid="0012b70f" style:font-weight-asian="bold" style:font-weight-complex="bold"/>
    </style:style>
    <style:style style:name="P6" style:family="paragraph" style:parent-style-name="Table_20_Contents">
      <style:text-properties style:font-name="Open Sans" fo:language="es" fo:country="ES" officeooo:rsid="001783a6" officeooo:paragraph-rsid="001783a6"/>
    </style:style>
    <style:style style:name="P7" style:family="paragraph" style:parent-style-name="Table_20_Contents">
      <style:text-properties style:font-name="Open Sans" fo:language="es" fo:country="ES" officeooo:rsid="00416507" officeooo:paragraph-rsid="0012b70f"/>
    </style:style>
    <style:style style:name="P8" style:family="paragraph" style:parent-style-name="Table_20_Contents">
      <style:text-properties style:font-name="Open Sans" fo:language="es" fo:country="ES" officeooo:rsid="0042ab58" officeooo:paragraph-rsid="0012b70f"/>
    </style:style>
    <style:style style:name="P9" style:family="paragraph" style:parent-style-name="Table_20_Contents">
      <style:text-properties style:font-name="Open Sans" fo:language="es" fo:country="ES" officeooo:rsid="00141b14" officeooo:paragraph-rsid="00141b14"/>
    </style:style>
    <style:style style:name="P10" style:family="paragraph" style:parent-style-name="Table_20_Contents">
      <style:text-properties style:font-name="Open Sans" fo:language="es" fo:country="ES" officeooo:rsid="00151acd" officeooo:paragraph-rsid="00151acd"/>
    </style:style>
    <style:style style:name="P11" style:family="paragraph" style:parent-style-name="Table_20_Contents">
      <style:text-properties fo:color="#c9211e" loext:opacity="100%" style:font-name="Open Sans" fo:language="es" fo:country="ES" officeooo:rsid="001783a6" officeooo:paragraph-rsid="001783a6"/>
    </style:style>
    <style:style style:name="T1" style:family="text">
      <style:text-properties officeooo:rsid="00151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450698511824">
          <table:table-cell table:style-name="Tabla2.A1" office:value-type="string">
            <text:p text:style-name="P2">Signo</text:p>
          </table:table-cell>
          <table:table-cell table:style-name="Tabla2.A1" office:value-type="string">
            <text:p text:style-name="P5">Cantidad</text:p>
          </table:table-cell>
          <table:table-cell table:style-name="Tabla2.C1" office:value-type="string">
            <text:p text:style-name="P5">Quien lo provee</text:p>
          </table:table-cell>
        </table:table-row>
        <table:table-row table:style-name="TableLine94450698051664">
          <table:table-cell table:style-name="Tabla2.A2" office:value-type="string">
            <text:p text:style-name="P3">Paño de Atril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Samuel y Linda</text:p>
          </table:table-cell>
        </table:table-row>
        <table:table-row table:style-name="TableLine94450698109504">
          <table:table-cell table:style-name="Tabla2.A2" office:value-type="string">
            <text:p text:style-name="P4">Biblia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Segunda comunidad Las Palmas</text:p>
          </table:table-cell>
        </table:table-row>
        <table:table-row table:style-name="TableLine94450698110336">
          <table:table-cell table:style-name="Tabla2.A2" office:value-type="string">
            <text:p text:style-name="P7">Cruz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11280">
          <table:table-cell table:style-name="Tabla2.A2" office:value-type="string">
            <text:p text:style-name="P7">Florero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12304">
          <table:table-cell table:style-name="Tabla2.A2" office:value-type="string">
            <text:p text:style-name="P7">Flores altar</text:p>
          </table:table-cell>
          <table:table-cell table:style-name="Tabla2.A2" office:value-type="string">
            <text:p text:style-name="P6">Varios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13200">
          <table:table-cell table:style-name="Tabla2.A2" office:value-type="string">
            <text:p text:style-name="P8">Mantel de altar</text:p>
          </table:table-cell>
          <table:table-cell table:style-name="Tabla2.A2" office:value-type="string">
            <text:p text:style-name="P6">Varios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14144">
          <table:table-cell table:style-name="Tabla2.A2" office:value-type="string">
            <text:p text:style-name="P7">Porta Velones</text:p>
          </table:table-cell>
          <table:table-cell table:style-name="Tabla2.A2" office:value-type="string">
            <text:p text:style-name="P6">2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15088">
          <table:table-cell table:style-name="Tabla2.A2" office:value-type="string">
            <text:p text:style-name="P7">Velones</text:p>
          </table:table-cell>
          <table:table-cell table:style-name="Tabla2.A2" office:value-type="string">
            <text:p text:style-name="P6">2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15952">
          <table:table-cell table:style-name="Tabla2.A2" office:value-type="string">
            <text:p text:style-name="P7">Menora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Dorian y Aura</text:p>
          </table:table-cell>
        </table:table-row>
        <table:table-row table:style-name="TableLine94450698116896">
          <table:table-cell table:style-name="Tabla2.A2" office:value-type="string">
            <text:p text:style-name="P7">Papel enserado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17840">
          <table:table-cell table:style-name="Tabla2.A2" office:value-type="string">
            <text:p text:style-name="P8">Mesa <text:span text:style-name="T1">para credencia</text:span>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11">No definido</text:p>
          </table:table-cell>
        </table:table-row>
        <table:table-row table:style-name="TableLine94450698118784">
          <table:table-cell table:style-name="Tabla2.A2" office:value-type="string">
            <text:p text:style-name="P8">Mantel de credencia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19728">
          <table:table-cell table:style-name="Tabla2.A2" office:value-type="string">
            <text:p text:style-name="P8">Cáliz Presidencial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Segunda comunidad Las Palmas</text:p>
          </table:table-cell>
        </table:table-row>
        <table:table-row table:style-name="TableLine94450698120672">
          <table:table-cell table:style-name="Tabla2.A2" office:value-type="string">
            <text:p text:style-name="P8">Cáliz</text:p>
          </table:table-cell>
          <table:table-cell table:style-name="Tabla2.A2" office:value-type="string">
            <text:p text:style-name="P6">0</text:p>
          </table:table-cell>
          <table:table-cell table:style-name="Tabla2.C2" office:value-type="string">
            <text:p text:style-name="P6">No se usara</text:p>
          </table:table-cell>
        </table:table-row>
        <table:table-row table:style-name="TableLine94450698121616">
          <table:table-cell table:style-name="Tabla2.A2" office:value-type="string">
            <text:p text:style-name="P8">Patena Presidencial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Segunda comunidad Las Palmas</text:p>
          </table:table-cell>
        </table:table-row>
        <table:table-row table:style-name="TableLine94450698122560">
          <table:table-cell table:style-name="Tabla2.A2" office:value-type="string">
            <text:p text:style-name="P8">Patena</text:p>
          </table:table-cell>
          <table:table-cell table:style-name="Tabla2.A2" office:value-type="string">
            <text:p text:style-name="P6">3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23504">
          <table:table-cell table:style-name="Tabla2.A2" office:value-type="string">
            <text:p text:style-name="P8">Corporal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a2.19">
          <table:table-cell table:style-name="Tabla2.A2" office:value-type="string">
            <text:p text:style-name="P8">Purificador</text:p>
          </table:table-cell>
          <table:table-cell table:style-name="Tabla2.A2" office:value-type="string">
            <text:p text:style-name="P6">2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25392">
          <table:table-cell table:style-name="Tabla2.A2" office:value-type="string">
            <text:p text:style-name="P8">Fuente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Segunda comunidad Las Palmas</text:p>
          </table:table-cell>
        </table:table-row>
        <table:table-row table:style-name="TableLine94450698126336">
          <table:table-cell table:style-name="Tabla2.A2" office:value-type="string">
            <text:p text:style-name="P8">Bandeja de la fuente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Segunda comunidad Las Palmas</text:p>
          </table:table-cell>
        </table:table-row>
        <table:table-row table:style-name="TableLine94450698127280">
          <table:table-cell table:style-name="Tabla2.A2" office:value-type="string">
            <text:p text:style-name="P8">Lavabo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Segunda comunidad Las Palmas</text:p>
          </table:table-cell>
        </table:table-row>
        <table:table-row table:style-name="TableLine94450698128224">
          <table:table-cell table:style-name="Tabla2.A2" office:value-type="string">
            <text:p text:style-name="P8">Manutergio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29168">
          <table:table-cell table:style-name="Tabla2.A2" office:value-type="string">
            <text:p text:style-name="P8">Paleas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11">No definido</text:p>
          </table:table-cell>
        </table:table-row>
        <table:table-row table:style-name="TableLine94450698130112">
          <table:table-cell table:style-name="Tabla2.A2" office:value-type="string">
            <text:p text:style-name="P8">Paneras</text:p>
          </table:table-cell>
          <table:table-cell table:style-name="Tabla2.A2" office:value-type="string">
            <text:p text:style-name="P6">4</text:p>
          </table:table-cell>
          <table:table-cell table:style-name="Tabla2.C2" office:value-type="string">
            <text:p text:style-name="P6">Décimo tercera comunidad Redentor</text:p>
          </table:table-cell>
        </table:table-row>
        <table:table-row table:style-name="TableLine94450698131056">
          <table:table-cell table:style-name="Tabla2.A2" office:value-type="string">
            <text:p text:style-name="P9">Misal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Segunda comunidad Las Palmas</text:p>
          </table:table-cell>
        </table:table-row>
        <table:table-row table:style-name="TableLine94450698132000">
          <table:table-cell table:style-name="Tabla2.A2" office:value-type="string">
            <text:p text:style-name="P9">Leccionario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Segunda comunidad Las Palmas</text:p>
          </table:table-cell>
        </table:table-row>
        <table:table-row table:style-name="TableLine94450698132944">
          <table:table-cell table:style-name="Tabla2.A2" office:value-type="string">
            <text:p text:style-name="P9">Ritual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6">Segunda comunidad Las Palmas</text:p>
          </table:table-cell>
        </table:table-row>
        <table:table-row table:style-name="Tabla2.29">
          <table:table-cell table:style-name="Tabla2.A2" office:value-type="string">
            <text:p text:style-name="P10">Pan</text:p>
          </table:table-cell>
          <table:table-cell table:style-name="Tabla2.A2" office:value-type="string">
            <text:p text:style-name="P6">4</text:p>
          </table:table-cell>
          <table:table-cell table:style-name="Tabla2.C2" office:value-type="string">
            <text:p text:style-name="P6">Samuel y Linda</text:p>
          </table:table-cell>
        </table:table-row>
        <table:table-row table:style-name="Tabla2.29">
          <table:table-cell table:style-name="Tabla2.A2" office:value-type="string">
            <text:p text:style-name="P6">Acetres</text:p>
          </table:table-cell>
          <table:table-cell table:style-name="Tabla2.A2" office:value-type="string">
            <text:p text:style-name="P6">1</text:p>
          </table:table-cell>
          <table:table-cell table:style-name="Tabla2.C2" office:value-type="string">
            <text:p text:style-name="P11">No definid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22:25:04.736933600</meta:creation-date>
    <dc:date>2022-09-19T09:40:11.685571019</dc:date>
    <meta:editing-duration>PT18M43S</meta:editing-duration>
    <meta:editing-cycles>4</meta:editing-cycles>
    <meta:generator>LibreOffice/7.3.4.2$Linux_X86_64 LibreOffice_project/30$Build-2</meta:generator>
    <meta:document-statistic meta:table-count="1" meta:image-count="0" meta:object-count="0" meta:page-count="1" meta:paragraph-count="90" meta:word-count="185" meta:character-count="1122" meta:non-whitespace-character-count="1027"/>
  </office:meta>
</office:document-meta>
</file>